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">
      <style:paragraph-properties fo:margin-top="0cm" fo:margin-bottom="0cm"/>
    </style:style>
    <style:style style:name="P19" style:family="paragraph" style:parent-style-name="Text_20_body" style:list-style-name="L2">
      <style:paragraph-properties fo:margin-top="0cm" fo:margin-bottom="0cm"/>
    </style:style>
    <style:style style:name="P20" style:family="paragraph" style:parent-style-name="Text_20_body" style:list-style-name="L3">
      <style:paragraph-properties fo:margin-top="0cm" fo:margin-bottom="0cm"/>
    </style:style>
    <style:style style:name="P21" style:family="paragraph" style:parent-style-name="Text_20_body" style:list-style-name="L4">
      <style:paragraph-properties fo:margin-top="0cm" fo:margin-bottom="0cm"/>
    </style:style>
    <style:style style:name="P22" style:family="paragraph" style:parent-style-name="Text_20_body" style:list-style-name="L5">
      <style:paragraph-properties fo:margin-top="0cm" fo:margin-bottom="0cm"/>
    </style:style>
    <style:style style:name="P23" style:family="paragraph" style:parent-style-name="Text_20_body" style:list-style-name="L6">
      <style:paragraph-properties fo:margin-top="0cm" fo:margin-bottom="0cm"/>
    </style:style>
    <style:style style:name="P24" style:family="paragraph" style:parent-style-name="Text_20_body" style:list-style-name="L7">
      <style:paragraph-properties fo:margin-top="0cm" fo:margin-bottom="0cm"/>
    </style:style>
    <style:style style:name="P25" style:family="paragraph" style:parent-style-name="Text_20_body" style:list-style-name="L8">
      <style:paragraph-properties fo:margin-top="0cm" fo:margin-bottom="0cm"/>
    </style:style>
    <style:style style:name="P26" style:family="paragraph" style:parent-style-name="Text_20_body" style:list-style-name="L9">
      <style:paragraph-properties fo:margin-top="0cm" fo:margin-bottom="0cm"/>
    </style:style>
    <style:style style:name="P27" style:family="paragraph" style:parent-style-name="Text_20_body" style:list-style-name="L10">
      <style:paragraph-properties fo:margin-top="0cm" fo:margin-bottom="0cm"/>
    </style:style>
    <style:style style:name="P28" style:family="paragraph" style:parent-style-name="Text_20_body" style:list-style-name="L11">
      <style:paragraph-properties fo:margin-top="0cm" fo:margin-bottom="0cm"/>
    </style:style>
    <style:style style:name="P29" style:family="paragraph" style:parent-style-name="Text_20_body" style:list-style-name="L12">
      <style:paragraph-properties fo:margin-top="0cm" fo:margin-bottom="0cm"/>
    </style:style>
    <style:style style:name="P30" style:family="paragraph" style:parent-style-name="Text_20_body" style:list-style-name="L13">
      <style:paragraph-properties fo:margin-top="0cm" fo:margin-bottom="0cm"/>
    </style:style>
    <style:style style:name="P31" style:family="paragraph" style:parent-style-name="Text_20_body" style:list-style-name="L14">
      <style:paragraph-properties fo:margin-top="0cm" fo:margin-bottom="0cm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cccccc" style:font-name="Consolas" fo:font-size="10.5pt" fo:font-weight="normal" fo:background-color="#1f1f1f"/>
    </style:style>
    <style:style style:name="T3" style:family="text">
      <style:text-properties fo:color="#569cd6" style:font-name="Consolas" fo:font-size="10.5pt" fo:font-weight="normal"/>
    </style:style>
    <style:style style:name="T4" style:family="text">
      <style:text-properties fo:color="#569cd6" style:font-name="Consolas" fo:font-size="10.5pt" fo:font-weight="normal" fo:background-color="#1f1f1f"/>
    </style:style>
    <style:style style:name="T5" style:family="text">
      <style:text-properties fo:color="#4ec9b0" style:font-name="Consolas" fo:font-size="10.5pt" fo:font-weight="normal" fo:background-color="#1f1f1f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d4d4d4" style:font-name="Consolas" fo:font-size="10.5pt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 <text:span text:style-name="Strong_20_Emphasis">Phase 1 : Frontend (Interface utilisateur et interactions)</text:span></text:h>
      <text:h text:style-name="Heading_20_3" text:outline-level="3">⚙️ <text:span text:style-name="Strong_20_Emphasis">1. Configuration initiale et environnement de travail</text:span></text:h>
      <text:list xml:id="list4313774643963781233" text:style-name="L1">
        <text:list-item>
          <text:p text:style-name="P18">Créer la structure de dossiers :</text:p>
          <text:list>
            <text:list-item>
              <text:p text:style-name="P18"><text:span text:style-name="Source_20_Text">/public</text:span></text:p>
              <text:list>
                <text:list-item>
                  <text:p text:style-name="P18"><text:span text:style-name="Source_20_Text">index.html</text:span></text:p>
                </text:list-item>
              </text:list>
            </text:list-item>
            <text:list-item>
              <text:p text:style-name="P18"><text:span text:style-name="Source_20_Text">/src</text:span></text:p>
              <text:list>
                <text:list-item>
                  <text:p text:style-name="P18"><text:span text:style-name="Source_20_Text">/js</text:span></text:p>
                </text:list-item>
                <text:list-item>
                  <text:p text:style-name="P18"><text:span text:style-name="Source_20_Text">/css</text:span></text:p>
                </text:list-item>
                <text:list-item>
                  <text:p text:style-name="P18"><text:span text:style-name="Source_20_Text">/assets</text:span></text:p>
                </text:list-item>
              </text:list>
            </text:list-item>
          </text:list>
        </text:list-item>
        <text:list-item>
          <text:p text:style-name="P18">Initialiser un projet avec <text:span text:style-name="Source_20_Text">npm init -y</text:span>.</text:p>
        </text:list-item>
        <text:list-item>
          <text:p text:style-name="P18">Installer les dépendances nécessaires (si besoin) :</text:p>
          <text:list>
            <text:list-item>
              <text:p text:style-name="P18"><text:span text:style-name="Source_20_Text">npm install lite-server</text:span> (pour un serveur local rapide)</text:p>
            </text:list-item>
            <text:list-item>
              <text:p text:style-name="P18"><text:span text:style-name="Source_20_Text">npm install uuid</text:span> (pour générer des ID uniques)</text:p>
            </text:list-item>
          </text:list>
        </text:list-item>
        <text:list-item>
          <text:p text:style-name="P18">Configurer <text:span text:style-name="Source_20_Text">package.json</text:span> :</text:p>
          <text:list>
            <text:list-item>
              <text:p text:style-name="P4">Ajouter un script <text:span text:style-name="Source_20_Text">"start": "lite-server"</text:span>.</text:p>
            </text:list-item>
          </text:list>
        </text:list-item>
      </text:list>
      <text:p text:style-name="Horizontal_20_Line"/>
      <text:h text:style-name="Heading_20_3" text:outline-level="3">?￯ﾸﾏ <text:span text:style-name="Strong_20_Emphasis">2. Structure de base (HTML/CSS)</text:span></text:h>
      <text:h text:style-name="Heading_20_4" text:outline-level="4"><text:span text:style-name="Strong_20_Emphasis">HTML</text:span></text:h>
      <text:list xml:id="list3123278528582662499" text:style-name="L2">
        <text:list-item>
          <text:p text:style-name="P19">Créer <text:span text:style-name="Source_20_Text">index.html</text:span> et inclure :</text:p>
          <text:list>
            <text:list-item>
              <text:p text:style-name="P19">Une <text:span text:style-name="Source_20_Text">&lt;nav&gt;</text:span> avec :</text:p>
              <text:list>
                <text:list-item>
                  <text:p text:style-name="P19">Un champ de recherche.</text:p>
                </text:list-item>
                <text:list-item>
                  <text:p text:style-name="P19">Des boutons pour <text:span text:style-name="Strong_20_Emphasis">ajouter</text:span>, <text:span text:style-name="Strong_20_Emphasis">filtrer</text:span>, <text:span text:style-name="Strong_20_Emphasis">trier</text:span>.</text:p>
                </text:list-item>
              </text:list>
            </text:list-item>
            <text:list-item>
              <text:p text:style-name="P19">Une <text:span text:style-name="Source_20_Text">&lt;section&gt;</text:span> principale avec le <text:span text:style-name="Strong_20_Emphasis">tableau des tâches</text:span>.</text:p>
            </text:list-item>
            <text:list-item>
              <text:p text:style-name="P19">Un <text:span text:style-name="Source_20_Text">&lt;footer&gt;</text:span> avec la <text:span text:style-name="Strong_20_Emphasis">progress bar globale</text:span>.</text:p>
            </text:list-item>
          </text:list>
        </text:list-item>
        <text:list-item>
          <text:p text:style-name="P5">Ajouter un <text:span text:style-name="Strong_20_Emphasis">modal caché</text:span> pour la création/modification de tâche.</text:p>
        </text:list-item>
      </text:list>
      <text:h text:style-name="Heading_20_4" text:outline-level="4"><text:span text:style-name="Strong_20_Emphasis">CSS (base)</text:span></text:h>
      <text:list xml:id="list163217571150453430" text:style-name="L3">
        <text:list-item>
          <text:p text:style-name="P20">Appliquer un <text:span text:style-name="Strong_20_Emphasis">layout en CSS Grid</text:span> pour le tableau.</text:p>
        </text:list-item>
        <text:list-item>
          <text:p text:style-name="P20">Styliser la <text:span text:style-name="Strong_20_Emphasis">navbar</text:span> et le <text:span text:style-name="Strong_20_Emphasis">footer</text:span>.</text:p>
        </text:list-item>
        <text:list-item>
          <text:p text:style-name="P20">Créer des classes pour les statuts (<text:span text:style-name="Source_20_Text">.en-cours</text:span>, <text:span text:style-name="Source_20_Text">.terminee</text:span>, <text:span text:style-name="Source_20_Text">.non-commencee</text:span>).</text:p>
        </text:list-item>
        <text:list-item>
          <text:p text:style-name="P6">Ajouter des couleurs dynamiques via <text:span text:style-name="Source_20_Text">::before</text:span> pour afficher la couleur de catégorie.</text:p>
        </text:list-item>
      </text:list>
      <text:p text:style-name="Horizontal_20_Line"/>
      <text:h text:style-name="Heading_20_3" text:outline-level="3">? <text:span text:style-name="Strong_20_Emphasis">3. Tableau interactif (Drag &amp; Drop, tri et filtres)</text:span></text:h>
      <text:h text:style-name="Heading_20_4" text:outline-level="4"><text:span text:style-name="Strong_20_Emphasis">Drag &amp; Drop</text:span></text:h>
      <text:list xml:id="list201681805630401464" text:style-name="L4">
        <text:list-item>
          <text:p text:style-name="P21">Ajouter <text:span text:style-name="Source_20_Text">draggable="true"</text:span> sur chaque ligne.</text:p>
        </text:list-item>
        <text:list-item>
          <text:p text:style-name="P21">Implémenter les événements : <text:span text:style-name="Source_20_Text">dragstart</text:span>, <text:span text:style-name="Source_20_Text">dragover</text:span>, <text:span text:style-name="Source_20_Text">drop</text:span>, <text:span text:style-name="Source_20_Text">dragend</text:span>.</text:p>
        </text:list-item>
        <text:list-item>
          <text:p text:style-name="P7">Permettre le <text:span text:style-name="Strong_20_Emphasis">déplacement des colonnes et des lignes</text:span>.</text:p>
        </text:list-item>
      </text:list>
      <text:h text:style-name="Heading_20_4" text:outline-level="4"><text:soft-page-break/><text:span text:style-name="Strong_20_Emphasis">Tri et filtres</text:span></text:h>
      <text:list xml:id="list2403154356589522567" text:style-name="L5">
        <text:list-item>
          <text:p text:style-name="P22">Ajouter des listeners sur les boutons :</text:p>
          <text:list>
            <text:list-item>
              <text:p text:style-name="P22">Tri par <text:span text:style-name="Strong_20_Emphasis">mois</text:span> ou <text:span text:style-name="Strong_20_Emphasis">semaine</text:span>.</text:p>
            </text:list-item>
            <text:list-item>
              <text:p text:style-name="P22">Filtrage par <text:span text:style-name="Strong_20_Emphasis">statut</text:span> et <text:span text:style-name="Strong_20_Emphasis">priorité</text:span>.</text:p>
            </text:list-item>
            <text:list-item>
              <text:p text:style-name="P8">Recherche en temps réel via <text:span text:style-name="Source_20_Text">input</text:span> avec <text:span text:style-name="Source_20_Text">keyup</text:span>.</text:p>
            </text:list-item>
          </text:list>
        </text:list-item>
      </text:list>
      <text:p text:style-name="Horizontal_20_Line"/>
      <text:h text:style-name="Heading_20_3" text:outline-level="3">?￯ﾸﾏ <text:span text:style-name="Strong_20_Emphasis">4. Gestion des tâches (CRUD en frontend)</text:span></text:h>
      <text:list xml:id="list6106249854244371550" text:style-name="L6">
        <text:list-item>
          <text:p text:style-name="P23">Créer une <text:span text:style-name="Strong_20_Emphasis">classe </text:span><text:span text:style-name="Source_20_Text">Task</text:span> avec :</text:p>
          <text:list>
            <text:list-item>
              <text:p text:style-name="P23"><text:span text:style-name="Source_20_Text">id</text:span>, <text:span text:style-name="Source_20_Text">title</text:span>, <text:span text:style-name="Source_20_Text">description</text:span>, <text:span text:style-name="Source_20_Text">category</text:span>, <text:span text:style-name="Source_20_Text">status</text:span>, <text:span text:style-name="Source_20_Text">priority</text:span>, <text:span text:style-name="Source_20_Text">dueDate</text:span>, <text:span text:style-name="Source_20_Text">comments</text:span>, <text:span text:style-name="Source_20_Text">subtasks</text:span>.</text:p>
            </text:list-item>
          </text:list>
        </text:list-item>
        <text:list-item>
          <text:p text:style-name="P23">Implémenter les méthodes :</text:p>
          <text:list>
            <text:list-item>
              <text:p text:style-name="P23"><text:span text:style-name="Source_20_Text">.addTask()</text:span>, <text:span text:style-name="Source_20_Text">.editTask()</text:span>, <text:span text:style-name="Source_20_Text">.deleteTask()</text:span>.</text:p>
            </text:list-item>
          </text:list>
        </text:list-item>
        <text:list-item>
          <text:p text:style-name="P23">Afficher les tâches via <text:span text:style-name="Source_20_Text">innerHTML</text:span> et les rendre <text:span text:style-name="Strong_20_Emphasis">éditables au clic</text:span>.</text:p>
        </text:list-item>
        <text:list-item>
          <text:p text:style-name="P9">Ajouter des <text:span text:style-name="Strong_20_Emphasis">sous-tâches</text:span> avec cases à cocher et <text:span text:style-name="Strong_20_Emphasis">progress bar dynamique</text:span>.</text:p>
        </text:list-item>
      </text:list>
      <text:p text:style-name="Horizontal_20_Line"/>
      <text:h text:style-name="Heading_20_3" text:outline-level="3">? <text:span text:style-name="Strong_20_Emphasis">5. Interface dynamique et responsive</text:span></text:h>
      <text:list xml:id="list8948697147139982781" text:style-name="L7">
        <text:list-item>
          <text:p text:style-name="P24">Afficher un <text:span text:style-name="Strong_20_Emphasis">compteur de tâches</text:span> et une <text:span text:style-name="Strong_20_Emphasis">progress bar globale</text:span>.</text:p>
        </text:list-item>
        <text:list-item>
          <text:p text:style-name="P24">Rendre l'interface responsive (mobile, tablette, desktop).</text:p>
        </text:list-item>
        <text:list-item>
          <text:p text:style-name="P10">Ajouter des <text:span text:style-name="Strong_20_Emphasis">animations CSS</text:span> (transitions pour le drag &amp; drop).</text:p>
        </text:list-item>
      </text:list>
      <text:p text:style-name="Horizontal_20_Line"/>
      <text:h text:style-name="Heading_20_3" text:outline-level="3">?￯ﾸﾏ <text:span text:style-name="Strong_20_Emphasis">6. Gestion du stockage (localStorage)</text:span></text:h>
      <text:list xml:id="list8859016222426647134" text:style-name="L8">
        <text:list-item>
          <text:p text:style-name="P25">Sauvegarder les tâches dans <text:span text:style-name="Source_20_Text">localStorage</text:span>.</text:p>
        </text:list-item>
        <text:list-item>
          <text:p text:style-name="P25">Charger les tâches au démarrage avec <text:span text:style-name="Source_20_Text">JSON.parse</text:span>.</text:p>
        </text:list-item>
        <text:list-item>
          <text:p text:style-name="P11">Permettre la <text:span text:style-name="Strong_20_Emphasis">persistance des filtres et du tri</text:span>.</text:p>
        </text:list-item>
      </text:list>
      <text:p text:style-name="Horizontal_20_Line"/>
      <text:h text:style-name="Heading_20_2" text:outline-level="2">? <text:span text:style-name="Strong_20_Emphasis">Phase 2 : Backend (Node.js/Express/MongoDB)</text:span></text:h>
      <text:h text:style-name="Heading_20_3" text:outline-level="3">⚙️ <text:span text:style-name="Strong_20_Emphasis">1. Mise en place du serveur</text:span></text:h>
      <text:list xml:id="list9033040520583377101" text:style-name="L9">
        <text:list-item>
          <text:p text:style-name="P26">Initialiser un projet Node.js : <text:span text:style-name="Source_20_Text">npm init -y</text:span>.</text:p>
        </text:list-item>
        <text:list-item>
          <text:p text:style-name="P26">Installer les dépendances :</text:p>
          <text:list>
            <text:list-item>
              <text:p text:style-name="P26"><text:span text:style-name="Source_20_Text">npm install express mongoose dotenv bcrypt jsonwebtoken cors</text:span></text:p>
            </text:list-item>
          </text:list>
        </text:list-item>
        <text:list-item>
          <text:p text:style-name="P26">Créer la structure :</text:p>
          <text:list>
            <text:list-item>
              <text:p text:style-name="P26"><text:span text:style-name="Source_20_Text">/server</text:span></text:p>
              <text:list>
                <text:list-item>
                  <text:p text:style-name="P26"><text:span text:style-name="Source_20_Text">/models</text:span> : <text:span text:style-name="Source_20_Text">Task.js</text:span>, <text:span text:style-name="Source_20_Text">User.js</text:span></text:p>
                </text:list-item>
                <text:list-item>
                  <text:p text:style-name="P26"><text:span text:style-name="Source_20_Text">/controllers</text:span> : <text:span text:style-name="Source_20_Text">taskController.js</text:span>, <text:span text:style-name="Source_20_Text">authController.js</text:span></text:p>
                </text:list-item>
                <text:list-item>
                  <text:p text:style-name="P26"><text:span text:style-name="Source_20_Text">/routes</text:span> : <text:span text:style-name="Source_20_Text">taskRoutes.js</text:span>, <text:span text:style-name="Source_20_Text">authRoutes.js</text:span></text:p>
                </text:list-item>
                <text:list-item>
                  <text:p text:style-name="P12"><text:soft-page-break/><text:span text:style-name="Source_20_Text">server.js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?￯ﾸﾏ <text:span text:style-name="Strong_20_Emphasis">2. Base de données (MongoDB)</text:span></text:h>
      <text:list xml:id="list5150265967949100174" text:style-name="L10">
        <text:list-item>
          <text:p text:style-name="P27">Configurer la connexion avec Mongoose.</text:p>
        </text:list-item>
        <text:list-item>
          <text:p text:style-name="P27">Créer le modèle <text:span text:style-name="Source_20_Text">Task</text:span> :</text:p>
          <text:list>
            <text:list-item>
              <text:p text:style-name="P27"><text:span text:style-name="Source_20_Text">title</text:span>, <text:span text:style-name="Source_20_Text">description</text:span>, <text:span text:style-name="Source_20_Text">category</text:span>, <text:span text:style-name="Source_20_Text">status</text:span>, <text:span text:style-name="Source_20_Text">priority</text:span>, <text:span text:style-name="Source_20_Text">dueDate</text:span>, <text:span text:style-name="Source_20_Text">comments</text:span>, <text:span text:style-name="Source_20_Text">subtasks</text:span>.</text:p>
            </text:list-item>
          </text:list>
        </text:list-item>
        <text:list-item>
          <text:p text:style-name="P27">Créer le modèle <text:span text:style-name="Source_20_Text">User</text:span> :</text:p>
          <text:list>
            <text:list-item>
              <text:p text:style-name="P13"><text:span text:style-name="Source_20_Text">username</text:span>, <text:span text:style-name="Source_20_Text">email</text:span>, <text:span text:style-name="Source_20_Text">password (hash)</text:span>.</text:p>
            </text:list-item>
          </text:list>
        </text:list-item>
      </text:list>
      <text:p text:style-name="Horizontal_20_Line"/>
      <text:h text:style-name="Heading_20_3" text:outline-level="3">? <text:span text:style-name="Strong_20_Emphasis">3. Authentification (JWT)</text:span></text:h>
      <text:list xml:id="list5861335618169369134" text:style-name="L11">
        <text:list-item>
          <text:p text:style-name="P28">Implémenter la <text:span text:style-name="Strong_20_Emphasis">connexion</text:span> et l’<text:span text:style-name="Strong_20_Emphasis">inscription</text:span> avec hachage de mot de passe (bcrypt).</text:p>
        </text:list-item>
        <text:list-item>
          <text:p text:style-name="P28">Générer des <text:span text:style-name="Strong_20_Emphasis">tokens JWT</text:span> et gérer leur expiration.</text:p>
        </text:list-item>
        <text:list-item>
          <text:p text:style-name="P14">Protéger les routes avec un middleware d'authentification.</text:p>
        </text:list-item>
      </text:list>
      <text:p text:style-name="Horizontal_20_Line"/>
      <text:h text:style-name="Heading_20_3" text:outline-level="3">? <text:span text:style-name="Strong_20_Emphasis">4. API RESTful pour les tâches</text:span></text:h>
      <text:list xml:id="list8090430337231403357" text:style-name="L12">
        <text:list-item>
          <text:p text:style-name="P29">Créer les routes :</text:p>
          <text:list>
            <text:list-item>
              <text:p text:style-name="P29"><text:span text:style-name="Source_20_Text">POST /tasks</text:span> - Ajouter une tâche.</text:p>
            </text:list-item>
            <text:list-item>
              <text:p text:style-name="P29"><text:span text:style-name="Source_20_Text">GET /tasks</text:span> - Récupérer toutes les tâches.</text:p>
            </text:list-item>
            <text:list-item>
              <text:p text:style-name="P29"><text:span text:style-name="Source_20_Text">PUT /tasks/:id</text:span> - Modifier une tâche.</text:p>
            </text:list-item>
            <text:list-item>
              <text:p text:style-name="P15"><text:span text:style-name="Source_20_Text">DELETE /tasks/:id</text:span> - Supprimer une tâche.</text:p>
            </text:list-item>
          </text:list>
        </text:list-item>
      </text:list>
      <text:p text:style-name="Horizontal_20_Line"/>
      <text:h text:style-name="Heading_20_3" text:outline-level="3">? <text:span text:style-name="Strong_20_Emphasis">5. Intégration frontend-backend</text:span></text:h>
      <text:list xml:id="list6074270716832795069" text:style-name="L13">
        <text:list-item>
          <text:p text:style-name="P30">Remplacer le <text:span text:style-name="Source_20_Text">localStorage</text:span> par des appels API avec <text:span text:style-name="Source_20_Text">fetch()</text:span>.</text:p>
        </text:list-item>
        <text:list-item>
          <text:p text:style-name="P16">Gérer les erreurs et affichage des messages (succès/échec).</text:p>
        </text:list-item>
      </text:list>
      <text:p text:style-name="Horizontal_20_Line"/>
      <text:h text:style-name="Heading_20_3" text:outline-level="3">? <text:span text:style-name="Strong_20_Emphasis">Phase 3 : Optimisations et fonctionnalités avancées</text:span></text:h>
      <text:list xml:id="list1274552425115886663" text:style-name="L14">
        <text:list-item>
          <text:p text:style-name="P31"><text:span text:style-name="Strong_20_Emphasis">Optimiser les performances</text:span> (lazy-loading des tâches).</text:p>
        </text:list-item>
        <text:list-item>
          <text:p text:style-name="P31"><text:span text:style-name="Strong_20_Emphasis">Améliorer la sécurité</text:span> (sanitiser les entrées, limiter les appels API).</text:p>
        </text:list-item>
        <text:list-item>
          <text:p text:style-name="P31">Ajouter une <text:span text:style-name="Strong_20_Emphasis">exportation des tâches au format CSV/JSON</text:span>.</text:p>
        </text:list-item>
        <text:list-item>
          <text:p text:style-name="P31">Implémenter un <text:span text:style-name="Strong_20_Emphasis">système de notifications</text:span> pour les échéances.</text:p>
        </text:list-item>
        <text:list-item>
          <text:p text:style-name="P17">Ajouter un <text:span text:style-name="Strong_20_Emphasis">mode sombre</text:span> et personnalisation de l'interfac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9H7M49S</meta:editing-duration>
    <meta:editing-cycles>4</meta:editing-cycles>
    <meta:generator>OpenOffice/4.1.15$Win32 OpenOffice.org_project/4115m2$Build-9813</meta:generator>
    <dc:date>2025-02-21T00:35:59.33</dc:date>
    <meta:document-statistic meta:table-count="0" meta:image-count="0" meta:object-count="0" meta:page-count="3" meta:paragraph-count="90" meta:word-count="631" meta:character-count="3675"/>
    <meta:user-defined meta:name="Info 1"/>
    <meta:user-defined meta:name="Info 2"/>
    <meta:user-defined meta:name="Info 3"/>
    <meta:user-defined meta:name="Info 4"/>
  </office:meta>
</office:document-meta>
</file>